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  <style:style style:name="ce2" style:family="table-cell" style:parent-style-name="Default"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office:value-type="string" calcext:value-type="string">
            <text:p>Heading</text:p>
          </table:table-cell>
          <table:table-cell table:style-name="ce2" office:value-type="string" calcext:value-type="string">
            <text:p>Mid-Heading</text:p>
          </table:table-cell>
          <table:table-cell table:style-name="ce2" office:value-type="string" calcext:value-type="string">
            <text:p>Sub-Heading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Yea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tna / kfl&lt;&gt;lds</text:p>
          </table:table-cell>
          <table:table-cell office:value-type="string" calcext:value-type="string">
            <text:p>:yfoL sd{rf&lt;L</text:p>
          </table:table-cell>
          <table:table-cell office:value-type="float" office:value="165000000" calcext:value-type="float">
            <text:p>165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tna / kfl&lt;&gt;lds</text:p>
          </table:table-cell>
          <table:table-cell office:value-type="string" calcext:value-type="string">
            <text:p>c:yfoL sd{rf&lt;L</text:p>
          </table:table-cell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tna / kfl&lt;&gt;lds</text:p>
          </table:table-cell>
          <table:table-cell office:value-type="string" calcext:value-type="string">
            <text:p>s&lt;f&lt; sd{rf&lt;L</text:p>
          </table:table-cell>
          <table:table-cell office:value-type="float" office:value="45000000" calcext:value-type="float">
            <text:p>45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tna / kfl&lt;&gt;lds</text:p>
          </table:table-cell>
          <table:table-cell office:value-type="string" calcext:value-type="string">
            <text:p>cGo œ;Nnfxsf&lt;À</text:p>
          </table:table-cell>
          <table:table-cell office:value-type="float" office:value="800000" calcext:value-type="float">
            <text:p>8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table:number-columns-repeated="2" office:value-type="string" calcext:value-type="string">
            <text:p>sd{rf&lt;L n'uf vr{-eQf</text:p>
          </table:table-cell>
          <table:table-cell office:value-type="float" office:value="18000000" calcext:value-type="float">
            <text:p>18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sd{rf&lt;L ;~ro sf]if yk</text:p>
          </table:table-cell>
          <table:table-cell office:value-type="string" calcext:value-type="string">
            <text:p>;~ro sf]if yk</text:p>
          </table:table-cell>
          <table:table-cell office:value-type="float" office:value="16000000" calcext:value-type="float">
            <text:p>16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cf]e&lt; ^fod eQf</text:p>
          </table:table-cell>
          <table:table-cell office:value-type="string" calcext:value-type="string">
            <text:p>sd{rf&lt;L cf]=^f=eQf</text:p>
          </table:table-cell>
          <table:table-cell office:value-type="float" office:value="7500000" calcext:value-type="float">
            <text:p>7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cf}iflw pkrf&lt; vr{</text:p>
          </table:table-cell>
          <table:table-cell office:value-type="string" calcext:value-type="string">
            <text:p>sd{rf&lt;L cf}iflw pkrf&lt; vr{</text:p>
          </table:table-cell>
          <table:table-cell office:value-type="float" office:value="2500000" calcext:value-type="float">
            <text:p>2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table:number-columns-repeated="2" office:value-type="string" calcext:value-type="string">
            <text:p>dx_uL eQf</text:p>
          </table:table-cell>
          <table:table-cell office:value-type="float" office:value="12000000" calcext:value-type="float">
            <text:p>12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table:number-columns-repeated="2" office:value-type="string" calcext:value-type="string">
            <text:p>;'&lt;Iff sd{rf&lt;L &lt;fzg</text:p>
          </table:table-cell>
          <table:table-cell office:value-type="float" office:value="8800000" calcext:value-type="float">
            <text:p>88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cGo eQf</text:p>
          </table:table-cell>
          <table:table-cell office:value-type="string" calcext:value-type="string">
            <text:p>k|f]T;fxg tyf ljljw eQf</text:p>
          </table:table-cell>
          <table:table-cell office:value-type="float" office:value="3000000" calcext:value-type="float">
            <text:p>3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cGo eQf</text:p>
          </table:table-cell>
          <table:table-cell office:value-type="string" calcext:value-type="string">
            <text:p>kl&lt;jxg eQf</text:p>
          </table:table-cell>
          <table:table-cell office:value-type="float" office:value="500000" calcext:value-type="float">
            <text:p>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cGo eQf</text:p>
          </table:table-cell>
          <table:table-cell office:value-type="string" calcext:value-type="string">
            <text:p>dxfgu&lt; eQf</text:p>
          </table:table-cell>
          <table:table-cell office:value-type="float" office:value="36000000" calcext:value-type="float">
            <text:p>36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sd{rf&lt;L aLdf</text:p>
          </table:table-cell>
          <table:table-cell office:value-type="string" calcext:value-type="string">
            <text:p>sd{rf&lt;L ;fd"lxs aLdf</text:p>
          </table:table-cell>
          <table:table-cell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sd{rf&lt;L aLdf</text:p>
          </table:table-cell>
          <table:table-cell office:value-type="string" calcext:value-type="string">
            <text:p>sd{rf&lt;L aLdf yk</text:p>
          </table:table-cell>
          <table:table-cell office:value-type="float" office:value="4500000" calcext:value-type="float">
            <text:p>4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sd{rf&lt;L casfz vr{</text:p>
          </table:table-cell>
          <table:table-cell office:value-type="string" calcext:value-type="string">
            <text:p>pkbfg</text:p>
          </table:table-cell>
          <table:table-cell office:value-type="float" office:value="40000000" calcext:value-type="float">
            <text:p>40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sd{rf&lt;L casfz vr{</text:p>
          </table:table-cell>
          <table:table-cell office:value-type="string" calcext:value-type="string">
            <text:p>lga[lQ e&lt;)f</text:p>
          </table:table-cell>
          <table:table-cell office:value-type="float" office:value="18000000" calcext:value-type="float">
            <text:p>18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sd{rf&lt;L casfz vr{</text:p>
          </table:table-cell>
          <table:table-cell office:value-type="string" calcext:value-type="string">
            <text:p>;l~rt labfsf] &lt;sd</text:p>
          </table:table-cell>
          <table:table-cell office:value-type="float" office:value="12500000" calcext:value-type="float">
            <text:p>12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sd{rf&lt;L casfz vr{</text:p>
          </table:table-cell>
          <table:table-cell office:value-type="string" calcext:value-type="string">
            <text:p>;l~rt pkrf&lt; vr{</text:p>
          </table:table-cell>
          <table:table-cell office:value-type="float" office:value="13500000" calcext:value-type="float">
            <text:p>13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na kfl/&gt;lds tyf ;'ljwf</text:p>
          </table:table-cell>
          <table:table-cell office:value-type="string" calcext:value-type="string">
            <text:p>sd{rf&lt;L casfz vr{</text:p>
          </table:table-cell>
          <table:table-cell office:value-type="string" calcext:value-type="string">
            <text:p>uf]NŠg x\of)Š;]s</text:p>
          </table:table-cell>
          <table:table-cell office:value-type="float" office:value="30000000" calcext:value-type="float">
            <text:p>3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08:23:46.188437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08:28:44.157913904</dc:date>
    <meta:generator>LibreOffice/4.2.4.2$Linux_x86 LibreOffice_project/420m0$Build-2</meta:generator>
    <meta:editing-duration>PT8M26S</meta:editing-duration>
    <meta:editing-cycles>11</meta:editing-cycles>
    <meta:document-statistic meta:table-count="1" meta:cell-count="85" meta:object-count="0"/>
  </office:meta>
</office:document-meta>
</file>